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d646" officeooo:paragraph-rsid="0012d646"/>
    </style:style>
    <style:style style:name="P2" style:family="paragraph" style:parent-style-name="Standard">
      <style:text-properties officeooo:rsid="0013f98d" officeooo:paragraph-rsid="0013f98d"/>
    </style:style>
    <style:style style:name="P3" style:family="paragraph" style:parent-style-name="Standard">
      <style:text-properties officeooo:rsid="00158eb3" officeooo:paragraph-rsid="00158eb3"/>
    </style:style>
    <style:style style:name="P4" style:family="paragraph" style:parent-style-name="Standard">
      <style:text-properties officeooo:rsid="001a0f40" officeooo:paragraph-rsid="001a0f40"/>
    </style:style>
    <style:style style:name="P5" style:family="paragraph" style:parent-style-name="Standard">
      <style:text-properties officeooo:rsid="002bf360" officeooo:paragraph-rsid="002bf360"/>
    </style:style>
    <style:style style:name="P6" style:family="paragraph" style:parent-style-name="Standard">
      <style:text-properties officeooo:rsid="00305910" officeooo:paragraph-rsid="00305910"/>
    </style:style>
    <style:style style:name="P7" style:family="paragraph" style:parent-style-name="Standard">
      <style:text-properties officeooo:rsid="004240bf" officeooo:paragraph-rsid="004240bf"/>
    </style:style>
    <style:style style:name="P8" style:family="paragraph" style:parent-style-name="Standard">
      <style:text-properties officeooo:rsid="00444276" officeooo:paragraph-rsid="00444276"/>
    </style:style>
    <style:style style:name="P9" style:family="paragraph" style:parent-style-name="Standard">
      <style:text-properties officeooo:rsid="004d11e3" officeooo:paragraph-rsid="004d11e3"/>
    </style:style>
    <style:style style:name="P10" style:family="paragraph" style:parent-style-name="Standard">
      <style:text-properties officeooo:rsid="00534400" officeooo:paragraph-rsid="00534400"/>
    </style:style>
    <style:style style:name="P11" style:family="paragraph" style:parent-style-name="Standard">
      <style:text-properties officeooo:rsid="005dc884" officeooo:paragraph-rsid="005dc884"/>
    </style:style>
    <style:style style:name="P12" style:family="paragraph" style:parent-style-name="Standard">
      <style:text-properties officeooo:rsid="00669ca0" officeooo:paragraph-rsid="00669ca0"/>
    </style:style>
    <style:style style:name="P13" style:family="paragraph" style:parent-style-name="Standard">
      <style:text-properties officeooo:rsid="006da544" officeooo:paragraph-rsid="006da544"/>
    </style:style>
    <style:style style:name="P14" style:family="paragraph" style:parent-style-name="Standard">
      <style:text-properties officeooo:rsid="007478c0" officeooo:paragraph-rsid="007478c0"/>
    </style:style>
    <style:style style:name="P15" style:family="paragraph" style:parent-style-name="Standard">
      <style:text-properties officeooo:rsid="007bb8cc" officeooo:paragraph-rsid="007bb8cc"/>
    </style:style>
    <style:style style:name="P16" style:family="paragraph" style:parent-style-name="Standard">
      <style:text-properties officeooo:rsid="007bb8cc" officeooo:paragraph-rsid="007bb8cc"/>
    </style:style>
    <style:style style:name="T1" style:family="text">
      <style:text-properties officeooo:rsid="0013f98d"/>
    </style:style>
    <style:style style:name="T2" style:family="text">
      <style:text-properties officeooo:rsid="002bf360"/>
    </style:style>
    <style:style style:name="T3" style:family="text">
      <style:text-properties officeooo:rsid="002ecfeb"/>
    </style:style>
    <style:style style:name="T4" style:family="text">
      <style:text-properties officeooo:rsid="00305910"/>
    </style:style>
    <style:style style:name="T5" style:family="text">
      <style:text-properties officeooo:rsid="00644f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id some interesting project overall 3+ year of experience some of them are</text:p>
      <text:p text:style-name="P1">Inventory Management:</text:p>
      <text:p text:style-name="P1"><text:s/>Used by Merchant <text:s/>to manage business details .check all input ,output of his goods, all stock, all transactions, all user details ,which product is going to be expire .how many products have been expired, sales graph <text:span text:style-name="T1">and generating reports for all the above mentioned features.</text:span></text:p>
      <text:p text:style-name="P1"/>
      <text:p text:style-name="P2">Merchant project :</text:p>
      <text:p text:style-name="P2">In this project , client had to build an ecommere website so he needed the details of the product to analyze the requirements of product.</text:p>
      <text:p text:style-name="P2">For this scraped mobile data from amazon and apparel data from asos.com as eg. Product title, price, rating and saved it to mongo db database.</text:p>
      <text:p text:style-name="P2">In some website there was security issue, unable to scrape data , for this I used proxy VPN to rotate the IP.</text:p>
      <text:p text:style-name="P3">Technologies:</text:p>
      <text:p text:style-name="P3">Selenium, python,django,rest api</text:p>
      <text:p text:style-name="P3"/>
      <text:p text:style-name="P4">Floey Project :</text:p>
      <text:p text:style-name="P5"/>
      <text:p text:style-name="P4"><text:span text:style-name="T2">Floey project is like as</text:span> gym management systems there are 3 portal customer, subadmin, admin.</text:p>
      <text:p text:style-name="P5">All the logic has been implemented in python.</text:p>
      <text:p text:style-name="P5">Project has been developed over the django rest framework.</text:p>
      <text:p text:style-name="P5">Postgresql database has been used as a database .</text:p>
      <text:p text:style-name="P5"/>
      <text:p text:style-name="P4">Gym admin allow subadmin to login in gym account as <text:s/>a gym owner.</text:p>
      <text:p text:style-name="P4"><text:span text:style-name="T3">Admin:Admin is superuser of this gym system.</text:span> admin <text:span text:style-name="T3">needs</text:span> to login <text:span text:style-name="T4">to the system </text:span><text:s/>their account using their credentials after login user can manage all the operations on Gym, class, course, package. User can access all the pages such as package, course.</text:p>
      <text:p text:style-name="P6">Can manage user and gym profile .</text:p>
      <text:p text:style-name="P6">Add class , course and package.</text:p>
      <text:p text:style-name="P6">Admin Authorize subadmin to login as a gym owner in gym.</text:p>
      <text:p text:style-name="P6"/>
      <text:p text:style-name="P7">Customer</text:p>
      <text:p text:style-name="P7">The customer is the end user of the system.Before doing anything, the user needs to register with the system.</text:p>
      <text:p text:style-name="P7">Customer can login to the system, can search the availability of seats . If customer finds the seat availability for them. They can book the class , make payment and confirm their booking .</text:p>
      <text:p text:style-name="P7">Sometimes due to some personal reason customer wants of cancelling the class. They can cancel the booking.</text:p>
      <text:p text:style-name="P7"/>
      <text:p text:style-name="P4">Once user login in their account, then user can subscribe package and book class .</text:p>
      <text:p text:style-name="P4">Once user subscribed, after that when resubscribe the same package then package class passes and validity (subscription validity) is being increased.</text:p>
      <text:p text:style-name="P4"/>
      <text:p text:style-name="P8">The customer are priviledged with the following services :</text:p>
      <text:p text:style-name="P8">Register as a customer by providing certain personal details.</text:p>
      <text:p text:style-name="P8">Make fresh subscription and book one or more class .</text:p>
      <text:p text:style-name="P8">View past booking and can even do cancellation of booked class.</text:p>
      <text:p text:style-name="P8">Check seat availability.</text:p>
      <text:p text:style-name="P8">User can not book same class in same day.</text:p>
      <text:p text:style-name="P8"/>
      <text:p text:style-name="P8"/>
      <text:p text:style-name="P9">Subadmin:</text:p>
      <text:p text:style-name="P9"><text:soft-page-break/>The login function is a safety method where 2 variable username and password are used so first the user will enter the username and password where it will be checked if they are same as the actual details and then admn authorizes as a gym owner.</text:p>
      <text:p text:style-name="P9">Further if login is invalid then it will show that it is unsuccess full.</text:p>
      <text:p text:style-name="P9"/>
      <text:p text:style-name="P10">Dashboard api:</text:p>
      <text:p text:style-name="P10">there is api regarding to dashboard for get total revenue like as how many item has been sold ,total transactions , no of user ,total profit.</text:p>
      <text:p text:style-name="P4"/>
      <text:p text:style-name="P11">Invoice :</text:p>
      <text:p text:style-name="P11">there is also invoice api which is created for generating subscription detail<text:span text:style-name="T5">s</text:span> report .</text:p>
      <text:p text:style-name="P11"/>
      <text:p text:style-name="P12">I deployed the project to heroku .</text:p>
      <text:p text:style-name="P12"/>
      <text:p text:style-name="P12"/>
      <text:p text:style-name="P13">Restaurant Dashboard:</text:p>
      <text:p text:style-name="P13">Restaurant Dashboard is totally based on <text:s/>restaurant management with order tracking as well as live chat with channels like whatsapp, Instagram, facebook, twitter etc</text:p>
      <text:p text:style-name="P13"/>
      <text:p text:style-name="P14">Modules of Restaurant management:</text:p>
      <text:p text:style-name="P15">appauth</text:p>
      <text:p text:style-name="P15">booking</text:p>
      <text:p text:style-name="P15">commons</text:p>
      <text:p text:style-name="P15">core</text:p>
      <text:p text:style-name="P15">customer</text:p>
      <text:p text:style-name="P15">hill</text:p>
      <text:p text:style-name="P15">orders</text:p>
      <text:p text:style-name="P15">restaurant</text:p>
      <text:p text:style-name="P15">sample</text:p>
      <text:p text:style-name="P15">ticket</text:p>
      <text:p text:style-name="P15">users</text:p>
      <text:p text:style-name="P15"/>
      <text:p text:style-name="P15"/>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3T19:10:23.602450499</meta:creation-date>
    <dc:date>2022-06-24T11:17:27.844576942</dc:date>
    <meta:editing-duration>PT41M18S</meta:editing-duration>
    <meta:editing-cycles>18</meta:editing-cycles>
    <meta:generator>LibreOffice/6.0.7.3$Linux_X86_64 LibreOffice_project/00m0$Build-3</meta:generator>
    <meta:document-statistic meta:table-count="0" meta:image-count="0" meta:object-count="0" meta:page-count="2" meta:paragraph-count="53" meta:word-count="574" meta:character-count="3367" meta:non-whitespace-character-count="2841"/>
  </office:meta>
</office:document-meta>
</file>